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system-ui, sans-serif"/>
    <style:font-face style:name="Söhne Mono" svg:font-family="'Söhne Mono', Monaco, 'Andale Mono', 'Ubuntu Mono', monospace"/>
    <style:font-face style:name="Times New Roman" svg:font-family="'Times New Roman'"/>
    <style:font-face style:name="var font-family-base-m6jzpk" svg:font-family="'var font-family-base-m6jzpk', 'Amazon Ember', 'Helvetica Neue', Roboto, Arial, sans-serif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5">
      <style:text-properties fo:font-weight="bold" style:font-weight-asian="bold" style:font-weight-complex="bold"/>
    </style:style>
    <style:style style:name="P4" style:family="paragraph" style:parent-style-name="Standard" style:list-style-name="L6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fb19d" style:font-weight-asian="bold" style:font-weight-complex="bold"/>
    </style:style>
    <style:style style:name="P6" style:family="paragraph" style:parent-style-name="Standard" style:list-style-name="L5"/>
    <style:style style:name="P7" style:family="paragraph" style:parent-style-name="Standard" style:list-style-name="L9"/>
    <style:style style:name="P8" style:family="paragraph" style:parent-style-name="Standard">
      <style:text-properties officeooo:paragraph-rsid="000fb19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a0a0a" loext:opacity="100%" style:font-name="Public Sans" fo:font-size="12.75pt" fo:letter-spacing="normal" fo:font-style="normal"/>
    </style:style>
    <style:style style:name="T3" style:family="text">
      <style:text-properties fo:font-variant="normal" fo:text-transform="none" fo:color="#0a0a0a" loext:opacity="100%" style:font-name="Public Sans" fo:font-size="12.75pt" fo:letter-spacing="normal" fo:font-style="normal" fo:font-weight="normal"/>
    </style:style>
    <style:style style:name="T4" style:family="text">
      <style:text-properties fo:font-variant="normal" fo:text-transform="none" fo:color="#0a0a0a" loext:opacity="100%" style:font-name="Public Sans" fo:font-size="12.75pt" fo:letter-spacing="normal" fo:font-style="normal" fo:font-weight="normal" officeooo:rsid="000a17aa"/>
    </style:style>
    <style:style style:name="T5" style:family="text">
      <style:text-properties fo:font-variant="normal" fo:text-transform="none" fo:color="#0a0a0a" loext:opacity="100%" style:font-name="Public Sans" fo:font-size="12.75pt" fo:letter-spacing="normal" fo:font-style="normal" fo:font-weight="normal" officeooo:rsid="000a896e"/>
    </style:style>
    <style:style style:name="T6" style:family="text">
      <style:text-properties fo:font-variant="normal" fo:text-transform="none" fo:color="#0a0a0a" loext:opacity="100%" style:font-name="Public Sans" fo:font-size="12.75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a0a0a" loext:opacity="100%" style:font-name="Public Sans" fo:font-size="12.75pt" fo:letter-spacing="normal" fo:font-style="normal" officeooo:rsid="000a17aa"/>
    </style:style>
    <style:style style:name="T8" style:family="text">
      <style:text-properties fo:font-variant="normal" fo:text-transform="none" fo:color="#0a0a0a" loext:opacity="100%" style:font-name="Public Sans" fo:font-size="12.75pt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a0a0a" loext:opacity="100%" fo:font-size="12.75pt" fo:letter-spacing="normal" fo:font-style="normal"/>
    </style:style>
    <style:style style:name="T10" style:family="text">
      <style:text-properties fo:font-variant="normal" fo:text-transform="none" fo:color="#16191f" loext:opacity="100%" style:font-name="var font-family-base-m6jzpk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16191f" loext:opacity="100%" style:font-name="var font-family-base-m6jzpk" fo:font-size="10.5pt" fo:letter-spacing="normal" fo:font-style="normal" style:text-underline-style="solid" style:text-underline-width="auto" style:text-underline-color="font-color" fo:font-weight="normal" officeooo:rsid="000abb46" fo:background-color="transparent" loext:char-shading-value="0"/>
    </style:style>
    <style:style style:name="T12" style:family="text">
      <style:text-properties fo:font-variant="normal" fo:text-transform="none" fo:color="#16191f" loext:opacity="100%" style:font-name="var font-family-base-m6jzpk" fo:font-size="10.5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0000" loext:opacity="100%" style:font-name="Times New Roman" fo:font-size="10.5pt" fo:letter-spacing="normal" fo:font-style="normal" fo:font-weight="normal"/>
    </style:style>
    <style:style style:name="T14" style:family="text">
      <style:text-properties officeooo:rsid="0008888d"/>
    </style:style>
    <style:style style:name="T15" style:family="text">
      <style:text-properties officeooo:rsid="000a17aa"/>
    </style:style>
    <style:style style:name="T16" style:family="text">
      <style:text-properties officeooo:rsid="000a896e"/>
    </style:style>
    <style:style style:name="T17" style:family="text">
      <style:text-properties officeooo:rsid="000abb4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abb46" style:font-weight-asian="bold" style:font-weight-complex="bold"/>
    </style:style>
    <style:style style:name="T20" style:family="text">
      <style:text-properties officeooo:rsid="000bd99f"/>
    </style:style>
    <style:style style:name="T21" style:family="text">
      <style:text-properties fo:font-size="20pt" fo:font-weight="bold" officeooo:rsid="0007e7bf" style:font-size-asian="17.5pt" style:font-weight-asian="bold" style:font-size-complex="20pt" style:font-weight-complex="bold"/>
    </style:style>
    <style:style style:name="T22" style:family="text">
      <style:text-properties fo:font-size="20pt" fo:font-weight="bold" officeooo:rsid="000bd99f" style:font-size-asian="17.5pt" style:font-weight-asian="bold" style:font-size-complex="20pt" style:font-weight-complex="bold"/>
    </style:style>
    <style:style style:name="T23" style:family="text">
      <style:text-properties officeooo:rsid="000cd37b"/>
    </style:style>
    <style:style style:name="T24" style:family="text">
      <style:text-properties officeooo:rsid="000dc8fd"/>
    </style:style>
    <style:style style:name="T25" style:family="text">
      <style:text-properties officeooo:rsid="000eff1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ow to setup user and password for mongodb</text:p>
      <text:p text:style-name="P1"/>
      <text:p text:style-name="Standard"><text:span text:style-name="Source_20_Text">$ sudo apt update and sudo apt upgrade </text:span></text:p>
      <text:p text:style-name="Standard"><text:span text:style-name="Source_20_Text">$ sudo apt install gnupg2 </text:span></text:p>
      <text:p text:style-name="Standard"><text:span text:style-name="Source_20_Text"><text:span text:style-name="T18"/></text:span></text:p>
      <text:p text:style-name="Standard"><text:span text:style-name="Source_20_Text"><text:span text:style-name="T18">1. Import the MongoDB GPG key:<text:line-break/></text:span></text:span></text:p>
      <text:p text:style-name="Standard"><text:span text:style-name="Source_20_Text">$ wget -nc https://www.mongodb.org/static/pgp/server-6.0.asc </text:span></text:p>
      <text:p text:style-name="Standard"><text:span text:style-name="Source_20_Text">$ cat server-6.0.asc | gpg --dearmor | sudo tee /etc/apt/keyrings/mongodb.gpg &gt;/dev/null </text:span></text:p>
      <text:p text:style-name="Standard"/>
      <text:p text:style-name="P2">2. Add the MongoDB repository to your system’s package manager:<text:line-break/></text:p>
      <text:p text:style-name="Standard">$ <text:span text:style-name="Source_20_Text">sudo sh -c 'echo "deb [ arch=amd64,arm64 signed-by=/etc/apt/keyrings/mongodb.gpg] https://repo.mongodb.org/apt/ubuntu jammy/mongodb-org/6.0 multiverse" &gt;&gt; /etc/apt/sources.list.d/mongo.list' </text:span></text:p>
      <text:p text:style-name="P8"><text:span text:style-name="T18">3. Update the list of available packages:</text:span></text:p>
      <text:p text:style-name="P8"><text:span text:style-name="T18"/></text:p>
      <text:p text:style-name="P8">$ sudo apt update</text:p>
      <text:p text:style-name="P2"/>
      <text:p text:style-name="P2">This command will update the list of available packages to include the packages in the MongoDB repository.</text:p>
      <text:p text:style-name="P2"/>
      <text:p text:style-name="Standard">4. Install MongoDB:<text:line-break/>$ sudo apt install mongodb-org -y</text:p>
      <text:p text:style-name="P2"/>
      <text:p text:style-name="P2">This command will install the latest stable version of MongoDB from the MongoDB repository.</text:p>
      <text:p text:style-name="Standard"><text:line-break/> 5. Start the MongoDB service:<text:line-break/>$ <text:span text:style-name="Source_20_Text">sudo systemctl start mongod <text:s/></text:span></text:p>
      <text:p text:style-name="Standard">Step 2: Securing MongoDB with a Password</text:p>
      <text:p text:style-name="P8"><text:line-break/><text:span text:style-name="T18">To set a password for MongoDB, follow these steps:</text:span></text:p>
      <text:p text:style-name="Standard"><text:span text:style-name="T18"/></text:p>
      <text:p text:style-name="P8"><text:span text:style-name="T18">1. Connect to the MongoDB shell:</text:span></text:p>
      <text:p text:style-name="P8"><text:span text:style-name="T18"/></text:p>
      <text:p text:style-name="P8">$ <text:span text:style-name="Source_20_Text">mongosh</text:span></text:p>
      <text:p text:style-name="P8"><text:tab/></text:p>
      <text:p text:style-name="P8"><text:span text:style-name="T18">This command will open the MongoDB shell, which is a command-line interface for interacting <text:tab/>with the database.</text:span></text:p>
      <text:p text:style-name="Standard"/>
      <text:p text:style-name="P8"><text:span text:style-name="T18">2. Switch to the admin database:</text:span></text:p>
      <text:p text:style-name="P8"><text:span text:style-name="T18"/></text:p>
      <text:p text:style-name="P8">test&gt; <text:span text:style-name="Source_20_Text">use admin</text:span></text:p>
      <text:list xml:id="list360333258" text:style-name="L5">
        <text:list-header>
          <text:p text:style-name="P6"><text:span text:style-name="T18"/></text:p>
          <text:p text:style-name="P6"><text:soft-page-break/><text:span text:style-name="T18">This command will switch to the </text:span><text:span text:style-name="Source_20_Text"><text:span text:style-name="T18">`admin`</text:span></text:span><text:span text:style-name="T18"> database, which is used to manage the users and roles in the database.</text:span></text:p>
          <text:p text:style-name="P3"/>
        </text:list-header>
      </text:list>
      <text:p text:style-name="Standard"><text:span text:style-name="Source_20_Text">admin&gt; db.createUser({</text:span></text:p>
      <text:p text:style-name="Standard"><text:span text:style-name="Source_20_Text"><text:s text:c="2"/>user: "rehan",</text:span></text:p>
      <text:p text:style-name="Standard"><text:span text:style-name="Source_20_Text"><text:s text:c="2"/>pwd: "rehan123",</text:span></text:p>
      <text:p text:style-name="Standard"><text:span text:style-name="Source_20_Text"><text:s text:c="2"/>roles: [ { role: "root", db: "admin" } ]</text:span></text:p>
      <text:p text:style-name="Standard"><text:span text:style-name="Source_20_Text">}) 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T18">. This command will create a new user with the `</text:span><text:span text:style-name="Source_20_Text"><text:span text:style-name="T18">root`</text:span></text:span><text:span text:style-name="T18">role in the</text:span><text:span text:style-name="Source_20_Text"><text:span text:style-name="T18">`admin`</text:span></text:span><text:span text:style-name="T18">database. The root role has full access to all database resources and functions.<text:line-break/></text:span><text:line-break/><text:span text:style-name="T18">3. Exit the MongoDB shell:<text:line-break/></text:span><text:line-break/>admin&gt; exit</text:p>
      <text:p text:style-name="Standard">$ </text:p>
      <text:p text:style-name="P2">Step 3: Enabling Authentication</text:p>
      <text:p text:style-name="P2"><text:line-break/>To enable authentication for MongoDB, follow these steps:</text:p>
      <text:list xml:id="list1558809756" text:style-name="L6">
        <text:list-header>
          <text:p text:style-name="P4"/>
        </text:list-header>
      </text:list>
      <text:p text:style-name="P2">1. Edit the MongoDB configuration file:</text:p>
      <text:p text:style-name="Standard"/>
      <text:p text:style-name="Standard">$ <text:span text:style-name="Source_20_Text">sudo nano /etc/mongod.conf </text:span></text:p>
      <text:p text:style-name="Standard"/>
      <text:p text:style-name="P2">2. Find the security section in the configuration file and add the following lines:</text:p>
      <text:p text:style-name="Standard"><text:span text:style-name="T18"/></text:p>
      <text:p text:style-name="Standard">$ sudo nano /etc/mongod.conf</text:p>
      <text:p text:style-name="Standard">security:</text:p>
      <text:p text:style-name="Standard"><text:s text:c="2"/>authorization: enabled</text:p>
      <text:p text:style-name="Standard"/>
      <text:p text:style-name="P2">This will enable the authorization feature for MongoDB, which requires users to authenticate with a username and password to access the database.</text:p>
      <text:p text:style-name="Standard"/>
      <text:p text:style-name="P2">3. Save the changes and exit the text editor.</text:p>
      <text:p text:style-name="P8"><text:span text:style-name="T18">4. Restart the MongoDB service:</text:span></text:p>
      <text:p text:style-name="P8"><text:span text:style-name="T18"/></text:p>
      <text:p text:style-name="P8">$ <text:span text:style-name="Source_20_Text">sudo systemctl restart mongod</text:span></text:p>
      <text:p text:style-name="Standard"/>
      <text:p text:style-name="P2">5. <text:s/>SETUP ALLOW FIREWALL IN PHYSICAL SERVER</text:p>
      <text:p text:style-name="Standard"><text:span text:style-name="T18"/></text:p>
      <text:p text:style-name="Standard">$ sudo ufw allow 27017</text:p>
      <text:p text:style-name="Standard"/>
      <text:p text:style-name="P2">6. <text:s/>SETUP ALLOW FIREWALL IN AWS INSTANCE</text:p>
      <text:p text:style-name="Standard">1. go to instance</text:p>
      <text:p text:style-name="Standard">2. click security</text:p>
      <text:p text:style-name="Standard">3. click securitygroup name </text:p>
      <text:p text:style-name="Standard">Security groups</text:p>
      <text:list xml:id="list2834938703" text:style-name="L9">
        <text:list-item>
          <text:p text:style-name="P7"><text:bookmark text:name="1733-1689340529369-1198"/><text:bookmark text:name="link-self1735-1689340529369-1901"/><text:soft-page-break/><text:a xlink:type="simple" xlink:href="https://ap-northeast-1.console.aws.amazon.com/ec2/home?region=ap-northeast-1#SecurityGroup:securityGroupId=sg-0a4e868fcce8e6de1" office:target-frame-name="_parent" xlink:show="replace" text:style-name="Internet_20_link" text:visited-style-name="Visited_20_Internet_20_Link">sg-0a4e868fcce8e6de1 (launch-wizard-2)</text:a> <text:s text:c="10"/>this is securitygroup name</text:p>
        </text:list-item>
      </text:list>
      <text:p text:style-name="Standard"/>
      <text:p text:style-name="Standard">4. click Edit inbound rules</text:p>
      <text:p text:style-name="Standard"/>
      <text:p text:style-name="Standard"/>
      <text:p text:style-name="Standard">TYPE <text:tab/><text:tab/>Port rang <text:tab/>Source <text:tab/></text:p>
      <text:p text:style-name="Standard">custom tcp<text:tab/>27000-28000 <text:s text:c="4"/>custom 0.0.0.0/0</text:p>
      <text:p text:style-name="Standard"><text:tab/><text:tab/><text:tab/><text:tab/><text:tab/><text:tab/>click<text:tab/>save rules</text:p>
      <text:p text:style-name="Standard"/>
      <text:p text:style-name="Standard"><text:span text:style-name="T18"/></text:p>
      <text:p text:style-name="P8"><text:span text:style-name="T18">CHECK IT MONGODB FROM PUBLIC IP LOCALLY<text:line-break/></text:span></text:p>
      <text:p text:style-name="P5">COPY PUBLIC IP FROM AWS INSTANCE</text:p>
      <text:p text:style-name="P2">INSTANCE 54.178.94.243</text:p>
      <text:p text:style-name="Standard">mongosh mongodb://rehan@54.178.94.243</text:p>
      <text:p text:style-name="Standard">Enter password: ********</text:p>
      <text:p text:style-name="Standard">Current Mongosh Log ID:<text:tab/>64b158a864f6e84d09f32717</text:p>
      <text:p text:style-name="Standard">Connecting to:<text:tab/><text:tab/>mongodb://&lt;credentials&gt;@54.178.94.243/?directConnection=true&amp;appName=mongosh+1.10.1</text:p>
      <text:p text:style-name="Standard">Using MongoDB:<text:tab/><text:tab/>6.0.8</text:p>
      <text:p text:style-name="Standard">Using Mongosh:<text:tab/><text:tab/>1.10.1</text:p>
      <text:p text:style-name="Standard"/>
      <text:p text:style-name="Standard">For mongosh info see: https://docs.mongodb.com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3-07-14T12:56:24.268+00:00: Using the XFS filesystem is strongly recommended with the WiredTiger storage engine. See http://dochub.mongodb.org/core/prodnotes-filesystem</text:p>
      <text:p text:style-name="Standard"><text:s text:c="3"/>2023-07-14T12:56:25.297+00:00: Access control is not enabled for the database. Read and write access to data and configuration is unrestricted</text:p>
      <text:p text:style-name="Standard"><text:s text:c="3"/>2023-07-14T12:56:25.297+00:00: You are running this process as the root user, which is not recommended</text:p>
      <text:p text:style-name="Standard"><text:s text:c="3"/>2023-07-14T12:56:25.298+00:00: Soft rlimits for open file descriptors too low</text:p>
      <text:p text:style-name="Standard">------</text:p>
      <text:p text:style-name="Standard"/>
      <text:p text:style-name="Standard">test&gt; <text:line-break/><text:line-break/>ok done </text:p>
      <text:p text:style-name="Standard"/>
      <text:p text:style-name="P1">2. How to setup 3 replica set in mongo on one instance(server)</text:p>
      <text:p text:style-name="Standard"/>
      <text:p text:style-name="P2">1. Stop mongod</text:p>
      <text:p text:style-name="Standard"><text:span text:style-name="T18"/></text:p>
      <text:p text:style-name="Standard">$ sudo systemctl stop mongod</text:p>
      <text:p text:style-name="Standard"/>
      <text:p text:style-name="Standard"/>
      <text:p text:style-name="P2"><text:soft-page-break/>2. Create Data Directories: Create three separate data directories for each MongoDB replica. For example:</text:p>
      <text:p text:style-name="P2"/>
      <text:p text:style-name="Standard">$ sudo mkdir -p /data/rs1</text:p>
      <text:p text:style-name="Standard">$ sudo mkdir -p /data/rs2</text:p>
      <text:p text:style-name="Standard">$ sudo mkdir -p /data/rs3</text:p>
      <text:p text:style-name="Standard"/>
      <text:p text:style-name="P2">3. Configure Replica Set: Create a MongoDB configuration file for each replica set member. Use a text editor to create the following files:</text:p>
      <text:p text:style-name="P2"/>
      <text:p text:style-name="Standard">$ <text:span text:style-name="Source_20_Text">/etc/mongod-rs1.conf</text:span></text:p>
      <text:p text:style-name="Standard"><text:span text:style-name="Source_20_Text">storage:</text:span></text:p>
      <text:p text:style-name="Standard"><text:span text:style-name="Source_20_Text"><text:s text:c="2"/>dbPath: /data/rs1</text:span></text:p>
      <text:p text:style-name="Standard"><text:span text:style-name="Source_20_Text"><text:s text:c="2"/>journal:</text:span></text:p>
      <text:p text:style-name="Standard"><text:span text:style-name="Source_20_Text"><text:s text:c="4"/>enabled: true</text:span></text:p>
      <text:p text:style-name="Standard"><text:span text:style-name="Source_20_Text">systemLog:</text:span></text:p>
      <text:p text:style-name="Standard"><text:span text:style-name="Source_20_Text"><text:s text:c="2"/>destination: file</text:span></text:p>
      <text:p text:style-name="Standard"><text:span text:style-name="Source_20_Text"><text:s text:c="2"/>path: /var/log/mongodb/mongod-rs1.log</text:span></text:p>
      <text:p text:style-name="Standard"><text:span text:style-name="Source_20_Text"><text:s text:c="2"/>logAppend: true</text:span></text:p>
      <text:p text:style-name="Standard"><text:span text:style-name="Source_20_Text">processManagement:</text:span></text:p>
      <text:p text:style-name="Standard"><text:span text:style-name="Source_20_Text"><text:s text:c="2"/>fork: true</text:span></text:p>
      <text:p text:style-name="Standard"><text:span text:style-name="Source_20_Text">net:</text:span></text:p>
      <text:p text:style-name="Standard"><text:span text:style-name="Source_20_Text"><text:s text:c="2"/>bindIp: 0.0.0.0</text:span></text:p>
      <text:p text:style-name="Standard"><text:span text:style-name="Source_20_Text"><text:s text:c="2"/>port: 27017</text:span></text:p>
      <text:p text:style-name="Standard"><text:span text:style-name="Source_20_Text">replication:</text:span></text:p>
      <text:p text:style-name="Standard"><text:span text:style-name="Source_20_Text"><text:s text:c="2"/>replSetName: rs</text:span></text:p>
      <text:p text:style-name="Standard"/>
      <text:p text:style-name="Standard">save this</text:p>
      <text:p text:style-name="Standard">$ <text:span text:style-name="Source_20_Text">/etc/mongod-rs2.conf</text:span></text:p>
      <text:p text:style-name="Standard"><text:span text:style-name="Source_20_Text">storage:</text:span></text:p>
      <text:p text:style-name="Standard"><text:span text:style-name="Source_20_Text"><text:s text:c="2"/>dbPath: /data/rs2</text:span></text:p>
      <text:p text:style-name="Standard"><text:span text:style-name="Source_20_Text"><text:s text:c="2"/>journal:</text:span></text:p>
      <text:p text:style-name="Standard"><text:span text:style-name="Source_20_Text"><text:s text:c="4"/>enabled: true</text:span></text:p>
      <text:p text:style-name="Standard"><text:span text:style-name="Source_20_Text">systemLog:</text:span></text:p>
      <text:p text:style-name="Standard"><text:span text:style-name="Source_20_Text"><text:s text:c="2"/>destination: file</text:span></text:p>
      <text:p text:style-name="Standard"><text:span text:style-name="Source_20_Text"><text:s text:c="2"/>path: /var/log/mongodb/mongod-rs2.log</text:span></text:p>
      <text:p text:style-name="Standard"><text:span text:style-name="Source_20_Text"><text:s text:c="2"/>logAppend: true</text:span></text:p>
      <text:p text:style-name="Standard"><text:span text:style-name="Source_20_Text">processManagement:</text:span></text:p>
      <text:p text:style-name="Standard"><text:span text:style-name="Source_20_Text"><text:s text:c="2"/>fork: true</text:span></text:p>
      <text:p text:style-name="Standard"><text:span text:style-name="Source_20_Text">net:</text:span></text:p>
      <text:p text:style-name="Standard"><text:span text:style-name="Source_20_Text"><text:s text:c="2"/>bindIp: 0.0.0.0</text:span></text:p>
      <text:p text:style-name="Standard"><text:span text:style-name="Source_20_Text"><text:s text:c="2"/>port: 27018</text:span></text:p>
      <text:p text:style-name="Standard"><text:span text:style-name="Source_20_Text">replication:</text:span></text:p>
      <text:p text:style-name="Standard"><text:span text:style-name="Source_20_Text"><text:s text:c="2"/>replSetName: rs</text:span></text:p>
      <text:p text:style-name="Standard"><text:span text:style-name="Source_20_Text"/></text:p>
      <text:p text:style-name="Standard"><text:span text:style-name="Source_20_Text">save it</text:span></text:p>
      <text:p text:style-name="Standard"><text:span text:style-name="Source_20_Text">$ /etc/mongod-rs3.conf</text:span></text:p>
      <text:p text:style-name="Standard"><text:span text:style-name="Source_20_Text">storage:</text:span></text:p>
      <text:p text:style-name="Standard"><text:span text:style-name="Source_20_Text"><text:s text:c="2"/>dbPath: /data/rs3</text:span></text:p>
      <text:p text:style-name="Standard"><text:soft-page-break/><text:span text:style-name="Source_20_Text"><text:s text:c="2"/>journal:</text:span></text:p>
      <text:p text:style-name="Standard"><text:span text:style-name="Source_20_Text"><text:s text:c="4"/>enabled: true</text:span></text:p>
      <text:p text:style-name="Standard"><text:span text:style-name="Source_20_Text">systemLog:</text:span></text:p>
      <text:p text:style-name="Standard"><text:span text:style-name="Source_20_Text"><text:s text:c="2"/>destination: file</text:span></text:p>
      <text:p text:style-name="Standard"><text:span text:style-name="Source_20_Text"><text:s text:c="2"/>path: /var/log/mongodb/mongod-rs3.log</text:span></text:p>
      <text:p text:style-name="Standard"><text:span text:style-name="Source_20_Text"><text:s text:c="2"/>logAppend: true</text:span></text:p>
      <text:p text:style-name="Standard"><text:span text:style-name="Source_20_Text">processManagement:</text:span></text:p>
      <text:p text:style-name="Standard"><text:span text:style-name="Source_20_Text"><text:s text:c="2"/>fork: true</text:span></text:p>
      <text:p text:style-name="Standard"><text:span text:style-name="Source_20_Text">net:</text:span></text:p>
      <text:p text:style-name="Standard"><text:span text:style-name="Source_20_Text"><text:s text:c="2"/>bindIp: 0.0.0.0</text:span></text:p>
      <text:p text:style-name="Standard"><text:span text:style-name="Source_20_Text"><text:s text:c="2"/>port: 27019</text:span></text:p>
      <text:p text:style-name="Standard"><text:span text:style-name="Source_20_Text">replication:</text:span></text:p>
      <text:p text:style-name="Standard"><text:span text:style-name="Source_20_Text"><text:s text:c="2"/>replSetName: rs</text:span></text:p>
      <text:p text:style-name="Standard"><text:span text:style-name="Source_20_Text"/></text:p>
      <text:p text:style-name="P2">Start MongoDB Instances: Start the MongoDB instances using the configuration files you created. Execute the following commands:</text:p>
      <text:p text:style-name="Standard"><text:span text:style-name="T18"/></text:p>
      <text:p text:style-name="Standard">$ sudo mongod --config /etc/mongod-rs1.conf</text:p>
      <text:p text:style-name="Standard">$ sudo mongod --config /etc/mongod-rs2.conf</text:p>
      <text:p text:style-name="Standard">$ sudo mongod --config /etc/mongod-rs3.conf</text:p>
      <text:p text:style-name="P2"/>
      <text:p text:style-name="P2">The MongoDB instances will start running on ports 27017, 27018, and 27019, respectively.</text:p>
      <text:p text:style-name="Standard"><text:span text:style-name="T18"/></text:p>
      <text:p text:style-name="Standard">$ sudo systemctl start mongodb</text:p>
      <text:p text:style-name="Standard"><text:span text:style-name="T18"/></text:p>
      <text:p text:style-name="Standard"><text:span text:style-name="T18">Initialize the Replica Set: Connect to one of the MongoDB instances using the MongoDB shell (e.g., </text:span><text:span text:style-name="Source_20_Text"><text:span text:style-name="T18">mongo --port 27017</text:span></text:span><text:span text:style-name="T18">) and execute the following commands to initialize the replica set:</text:span></text:p>
      <text:p text:style-name="P2"/>
      <text:p text:style-name="Standard">$ mongosh –port 27017</text:p>
      <text:p text:style-name="Standard">test&gt; rs.initiate({</text:p>
      <text:p text:style-name="Standard"><text:s text:c="2"/>_id: "rs",</text:p>
      <text:p text:style-name="Standard"><text:s text:c="2"/>members: [</text:p>
      <text:p text:style-name="Standard"><text:s text:c="4"/>{ _id: 0, host: "localhost:27017" },</text:p>
      <text:p text:style-name="Standard"><text:s text:c="4"/>{ _id: 1, host: "localhost:27018" },</text:p>
      <text:p text:style-name="Standard"><text:s text:c="4"/>{ _id: 2, host: "localhost:27019" }</text:p>
      <text:p text:style-name="Standard"><text:s text:c="2"/>]</text:p>
      <text:p text:style-name="Standard">})</text:p>
      <text:p text:style-name="Standard">rs [direct: secondary] test&gt; rs.status()</text:p>
      <text:p text:style-name="Standard">{</text:p>
      <text:p text:style-name="Standard"><text:s text:c="2"/>set: 'rs',</text:p>
      <text:p text:style-name="Standard"><text:s text:c="2"/>date: ISODate("2023-07-14T14:32:37.385Z"),</text:p>
      <text:p text:style-name="Standard"><text:s text:c="2"/>myState: 1,</text:p>
      <text:p text:style-name="Standard"><text:s text:c="2"/>term: Long("3"),</text:p>
      <text:p text:style-name="Standard"><text:s text:c="2"/>syncSourceHost: '',</text:p>
      <text:p text:style-name="Standard"><text:s text:c="2"/>syncSourceId: -1,</text:p>
      <text:p text:style-name="Standard"><text:s text:c="2"/>heartbeatIntervalMillis: Long("2000"),</text:p>
      <text:p text:style-name="Standard"><text:s text:c="2"/>majorityVoteCount: 2,</text:p>
      <text:p text:style-name="Standard"><text:s text:c="2"/>writeMajorityCount: 2,</text:p>
      <text:p text:style-name="Standard"><text:s text:c="2"/>votingMembersCount: 3,</text:p>
      <text:p text:style-name="Standard"><text:soft-page-break/><text:s text:c="2"/>writableVotingMembersCount: 3,</text:p>
      <text:p text:style-name="Standard"><text:s text:c="2"/>optimes: {</text:p>
      <text:p text:style-name="Standard"><text:s text:c="4"/>lastCommittedOpTime: { ts: Timestamp({ t: 1689345153, i: 1 }), t: Long("3") },</text:p>
      <text:p text:style-name="Standard"><text:s text:c="4"/>lastCommittedWallTime: ISODate("2023-07-14T14:32:33.364Z"),</text:p>
      <text:p text:style-name="Standard"><text:s text:c="4"/>readConcernMajorityOpTime: { ts: Timestamp({ t: 1689345153, i: 1 }), t: Long("3") },</text:p>
      <text:p text:style-name="Standard"><text:s text:c="4"/>appliedOpTime: { ts: Timestamp({ t: 1689345153, i: 1 }), t: Long("3") },</text:p>
      <text:p text:style-name="Standard"><text:s text:c="4"/>durableOpTime: { ts: Timestamp({ t: 1689345153, i: 1 }), t: Long("3") },</text:p>
      <text:p text:style-name="Standard"><text:s text:c="4"/>lastAppliedWallTime: ISODate("2023-07-14T14:32:33.364Z"),</text:p>
      <text:p text:style-name="Standard"><text:s text:c="4"/>lastDurableWallTime: ISODate("2023-07-14T14:32:33.364Z")</text:p>
      <text:p text:style-name="Standard"><text:s text:c="2"/>},</text:p>
      <text:p text:style-name="Standard"><text:s text:c="2"/>lastStableRecoveryTimestamp: Timestamp({ t: 1689345143, i: 1 }),</text:p>
      <text:p text:style-name="Standard"><text:s text:c="2"/>electionCandidateMetrics: {</text:p>
      <text:p text:style-name="Standard"><text:s text:c="4"/>lastElectionReason: 'electionTimeout',</text:p>
      <text:p text:style-name="Standard"><text:s text:c="4"/>lastElectionDate: ISODate("2023-07-14T13:05:13.217Z"),</text:p>
      <text:p text:style-name="Standard"><text:s text:c="4"/>electionTerm: Long("3"),</text:p>
      <text:p text:style-name="Standard"><text:s text:c="4"/>lastCommittedOpTimeAtElection: { ts: Timestamp({ t: 0, i: 0 }), t: Long("-1") },</text:p>
      <text:p text:style-name="Standard"><text:s text:c="4"/>lastSeenOpTimeAtElection: { ts: Timestamp({ t: 1689338226, i: 1 }), t: Long("2") },</text:p>
      <text:p text:style-name="Standard"><text:s text:c="4"/>numVotesNeeded: 2,</text:p>
      <text:p text:style-name="Standard"><text:s text:c="4"/>priorityAtElection: 1,</text:p>
      <text:p text:style-name="Standard"><text:s text:c="4"/>electionTimeoutMillis: Long("10000"),</text:p>
      <text:p text:style-name="Standard"><text:s text:c="4"/>numCatchUpOps: Long("0"),</text:p>
      <text:p text:style-name="Standard"><text:s text:c="4"/>newTermStartDate: ISODate("2023-07-14T13:05:13.227Z"),</text:p>
      <text:p text:style-name="Standard"><text:s text:c="4"/>wMajorityWriteAvailabilityDate: ISODate("2023-07-14T13:05:13.666Z")</text:p>
      <text:p text:style-name="Standard"><text:s text:c="2"/>},</text:p>
      <text:p text:style-name="Standard"><text:s text:c="2"/>members: [</text:p>
      <text:p text:style-name="Standard"><text:s text:c="4"/>{</text:p>
      <text:p text:style-name="Standard"><text:s text:c="6"/>_id: 0,</text:p>
      <text:p text:style-name="Standard"><text:s text:c="6"/>name: 'localhost:27017',</text:p>
      <text:p text:style-name="Standard"><text:s text:c="6"/>health: 1,</text:p>
      <text:p text:style-name="Standard"><text:s text:c="6"/>state: 1,</text:p>
      <text:p text:style-name="Standard"><text:s text:c="6"/>stateStr: 'PRIMARY',</text:p>
      <text:p text:style-name="Standard"><text:s text:c="6"/>uptime: 5773,</text:p>
      <text:p text:style-name="Standard"><text:s text:c="6"/>optime: { ts: Timestamp({ t: 1689345153, i: 1 }), t: Long("3") },</text:p>
      <text:p text:style-name="Standard"><text:s text:c="6"/>optimeDate: ISODate("2023-07-14T14:32:33.000Z"),</text:p>
      <text:p text:style-name="Standard"><text:s text:c="6"/>lastAppliedWallTime: ISODate("2023-07-14T14:32:33.364Z"),</text:p>
      <text:p text:style-name="Standard"><text:s text:c="6"/>lastDurableWallTime: ISODate("2023-07-14T14:32:33.364Z"),</text:p>
      <text:p text:style-name="Standard"><text:s text:c="6"/>syncSourceHost: '',</text:p>
      <text:p text:style-name="Standard"><text:s text:c="6"/>syncSourceId: -1,</text:p>
      <text:p text:style-name="Standard"><text:s text:c="6"/>infoMessage: '',</text:p>
      <text:p text:style-name="Standard"><text:s text:c="6"/>electionTime: Timestamp({ t: 1689339913, i: 1 }),</text:p>
      <text:p text:style-name="Standard"><text:s text:c="6"/>electionDate: ISODate("2023-07-14T13:05:13.000Z"),</text:p>
      <text:p text:style-name="Standard"><text:s text:c="6"/>configVersion: 1,</text:p>
      <text:p text:style-name="Standard"><text:s text:c="6"/>configTerm: 3,</text:p>
      <text:p text:style-name="Standard"><text:s text:c="6"/>self: true,</text:p>
      <text:p text:style-name="Standard"><text:s text:c="6"/>lastHeartbeatMessage: ''</text:p>
      <text:p text:style-name="Standard"><text:s text:c="4"/>},</text:p>
      <text:p text:style-name="Standard"><text:s text:c="4"/>{</text:p>
      <text:p text:style-name="Standard"><text:s text:c="6"/>_id: 1,</text:p>
      <text:p text:style-name="Standard"><text:s text:c="6"/>name: 'localhost:27018',</text:p>
      <text:p text:style-name="Standard"><text:soft-page-break/><text:s text:c="6"/>health: 1,</text:p>
      <text:p text:style-name="Standard"><text:s text:c="6"/>state: 2,</text:p>
      <text:p text:style-name="Standard"><text:s text:c="6"/>stateStr: 'SECONDARY',</text:p>
      <text:p text:style-name="Standard"><text:s text:c="6"/>uptime: 5254,</text:p>
      <text:p text:style-name="Standard"><text:s text:c="6"/>optime: { ts: Timestamp({ t: 1689345153, i: 1 }), t: Long("3") },</text:p>
      <text:p text:style-name="Standard"><text:s text:c="6"/>optimeDurable: { ts: Timestamp({ t: 1689345153, i: 1 }), t: Long("3") },</text:p>
      <text:p text:style-name="Standard"><text:s text:c="6"/>optimeDate: ISODate("2023-07-14T14:32:33.000Z"),</text:p>
      <text:p text:style-name="Standard"><text:s text:c="6"/>optimeDurableDate: ISODate("2023-07-14T14:32:33.000Z"),</text:p>
      <text:p text:style-name="Standard"><text:s text:c="6"/>lastAppliedWallTime: ISODate("2023-07-14T14:32:33.364Z"),</text:p>
      <text:p text:style-name="Standard"><text:s text:c="6"/>lastDurableWallTime: ISODate("2023-07-14T14:32:33.364Z"),</text:p>
      <text:p text:style-name="Standard"><text:s text:c="6"/>lastHeartbeat: ISODate("2023-07-14T14:32:37.241Z"),</text:p>
      <text:p text:style-name="Standard"><text:s text:c="6"/>lastHeartbeatRecv: ISODate("2023-07-14T14:32:35.753Z"),</text:p>
      <text:p text:style-name="Standard"><text:s text:c="6"/>pingMs: Long("0"),</text:p>
      <text:p text:style-name="Standard"><text:s text:c="6"/>lastHeartbeatMessage: '',</text:p>
      <text:p text:style-name="Standard"><text:s text:c="6"/>syncSourceHost: 'localhost:27017',</text:p>
      <text:p text:style-name="Standard"><text:s text:c="6"/>syncSourceId: 0,</text:p>
      <text:p text:style-name="Standard"><text:s text:c="6"/>infoMessage: '',</text:p>
      <text:p text:style-name="Standard"><text:s text:c="6"/>configVersion: 1,</text:p>
      <text:p text:style-name="Standard"><text:s text:c="6"/>configTerm: 3</text:p>
      <text:p text:style-name="Standard"><text:s text:c="4"/>},</text:p>
      <text:p text:style-name="Standard"><text:s text:c="4"/>{</text:p>
      <text:p text:style-name="Standard"><text:s text:c="6"/>_id: 2,</text:p>
      <text:p text:style-name="Standard"><text:s text:c="6"/>name: 'localhost:27019',</text:p>
      <text:p text:style-name="Standard"><text:s text:c="6"/>health: 1,</text:p>
      <text:p text:style-name="Standard"><text:s text:c="6"/>state: 2,</text:p>
      <text:p text:style-name="Standard"><text:s text:c="6"/>stateStr: 'SECONDARY',</text:p>
      <text:p text:style-name="Standard"><text:s text:c="6"/>uptime: 5247,</text:p>
      <text:p text:style-name="Standard"><text:s text:c="6"/>optime: { ts: Timestamp({ t: 1689345153, i: 1 }), t: Long("3") },</text:p>
      <text:p text:style-name="Standard"><text:s text:c="6"/>optimeDurable: { ts: Timestamp({ t: 1689345153, i: 1 }), t: Long("3") },</text:p>
      <text:p text:style-name="Standard"><text:s text:c="6"/>optimeDate: ISODate("2023-07-14T14:32:33.000Z"),</text:p>
      <text:p text:style-name="Standard"><text:s text:c="6"/>optimeDurableDate: ISODate("2023-07-14T14:32:33.000Z"),</text:p>
      <text:p text:style-name="Standard"><text:s text:c="6"/>lastAppliedWallTime: ISODate("2023-07-14T14:32:33.364Z"),</text:p>
      <text:p text:style-name="Standard"><text:s text:c="6"/>lastDurableWallTime: ISODate("2023-07-14T14:32:33.364Z"),</text:p>
      <text:p text:style-name="Standard"><text:s text:c="6"/>lastHeartbeat: ISODate("2023-07-14T14:32:37.237Z"),</text:p>
      <text:p text:style-name="Standard"><text:s text:c="6"/>lastHeartbeatRecv: ISODate("2023-07-14T14:32:36.244Z"),</text:p>
      <text:p text:style-name="Standard"><text:s text:c="6"/>pingMs: Long("0"),</text:p>
      <text:p text:style-name="Standard"><text:s text:c="6"/>lastHeartbeatMessage: '',</text:p>
      <text:p text:style-name="Standard"><text:s text:c="6"/>syncSourceHost: 'localhost:27018',</text:p>
      <text:p text:style-name="Standard"><text:s text:c="6"/>syncSourceId: 1,</text:p>
      <text:p text:style-name="Standard"><text:s text:c="6"/>infoMessage: '',</text:p>
      <text:p text:style-name="Standard"><text:s text:c="6"/>configVersion: 1,</text:p>
      <text:p text:style-name="Standard"><text:s text:c="6"/>configTerm: 3</text:p>
      <text:p text:style-name="Standard"><text:s text:c="4"/>}</text:p>
      <text:p text:style-name="Standard"><text:s text:c="2"/>],</text:p>
      <text:p text:style-name="Standard"><text:s text:c="2"/>ok: 1,</text:p>
      <text:p text:style-name="Standard"><text:s text:c="2"/>'$clusterTime': {</text:p>
      <text:p text:style-name="Standard"><text:s text:c="4"/>clusterTime: Timestamp({ t: 1689345153, i: 1 }),</text:p>
      <text:p text:style-name="Standard"><text:s text:c="4"/>signature: {</text:p>
      <text:p text:style-name="Standard"><text:s text:c="6"/>hash: Binary(Buffer.from("0000000000000000000000000000000000000000", "hex"), 0),</text:p>
      <text:p text:style-name="Standard"><text:soft-page-break/><text:s text:c="6"/>keyId: Long("0")</text:p>
      <text:p text:style-name="Standard"><text:s text:c="4"/>}</text:p>
      <text:p text:style-name="Standard"><text:s text:c="2"/>},</text:p>
      <text:p text:style-name="Standard"><text:s text:c="2"/>operationTime: Timestamp({ t: 1689345153, i: 1 })</text:p>
      <text:p text:style-name="Standard">}</text:p>
      <text:p text:style-name="Standard">rs [direct: primary] test&gt; exit</text:p>
      <text:p text:style-name="Standard">$ </text:p>
      <text:p text:style-name="P2">Go to Second replica in which port 27018</text:p>
      <text:p text:style-name="Standard"><text:span text:style-name="T18"/></text:p>
      <text:p text:style-name="Standard">$ mongosh mongodb://rehan@54.178.94.243:27018</text:p>
      <text:p text:style-name="Standard">Enter password: *********</text:p>
      <text:p text:style-name="Standard">Current Mongosh Log ID:<text:tab/>64b15d499f02394eff30b160</text:p>
      <text:p text:style-name="Standard">Connecting to:<text:tab/><text:tab/>mongodb://&lt;credentials&gt;@54.178.94.243:27018/?directConnection=true&amp;appName=mongosh+1.10.1</text:p>
      <text:p text:style-name="Standard">MongoServerError: Authentication failed.</text:p>
      <text:p text:style-name="Standard">rehan@mail:~/Downloads$ mongosh mongodb://rehan@54.178.94.243:27018</text:p>
      <text:p text:style-name="Standard">Enter password: ********</text:p>
      <text:p text:style-name="Standard">Current Mongosh Log ID:<text:tab/>64b15d4e5b92ccc5cb8e2b2e</text:p>
      <text:p text:style-name="Standard">Connecting to:<text:tab/><text:tab/>mongodb://&lt;credentials&gt;@54.178.94.243:27018/?directConnection=true&amp;appName=mongosh+1.10.1</text:p>
      <text:p text:style-name="Standard">Using MongoDB:<text:tab/><text:tab/>6.0.8</text:p>
      <text:p text:style-name="Standard">Using Mongosh:<text:tab/><text:tab/>1.10.1</text:p>
      <text:p text:style-name="Standard"/>
      <text:p text:style-name="Standard">For mongosh info see: https://docs.mongodb.com/mongodb-shell/</text:p>
      <text:p text:style-name="Standard"/>
      <text:p text:style-name="Standard">------</text:p>
      <text:p text:style-name="Standard"><text:s text:c="3"/>The server generated these startup warnings when booting</text:p>
      <text:p text:style-name="Standard"><text:s text:c="3"/>2023-07-14T13:05:01.499+00:00: Using the XFS filesystem is strongly recommended with the WiredTiger storage engine. See http://dochub.mongodb.org/core/prodnotes-filesystem</text:p>
      <text:p text:style-name="Standard"><text:s text:c="3"/>2023-07-14T13:05:02.609+00:00: Access control is not enabled for the database. Read and write access to data and configuration is unrestricted</text:p>
      <text:p text:style-name="Standard"><text:s text:c="3"/>2023-07-14T13:05:02.609+00:00: You are running this process as the root user, which is not recommended</text:p>
      <text:p text:style-name="Standard"><text:s text:c="3"/>2023-07-14T13:05:02.609+00:00: Soft rlimits for open file descriptors too low</text:p>
      <text:p text:style-name="Standard">------</text:p>
      <text:p text:style-name="Standard"/>
      <text:p text:style-name="Standard">rs [direct: secondary] test&gt; rs.secondaryOk()</text:p>
      <text:p text:style-name="Standard">rs [direct: secondary] test&gt; exit</text:p>
      <text:p text:style-name="Standard">$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system-ui, sans-serif"/>
    <style:font-face style:name="Söhne Mono" svg:font-family="'Söhne Mono', Monaco, 'Andale Mono', 'Ubuntu Mono', monospace"/>
    <style:font-face style:name="Times New Roman" svg:font-family="'Times New Roman'"/>
    <style:font-face style:name="var font-family-base-m6jzpk" svg:font-family="'var font-family-base-m6jzpk', 'Amazon Ember', 'Helvetica Neue', 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2:21:00.596269530</meta:creation-date>
    <dc:date>2023-07-14T19:48:35.113414388</dc:date>
    <meta:editing-duration>PT24M1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8" meta:paragraph-count="286" meta:word-count="1251" meta:character-count="10877" meta:non-whitespace-character-count="9205"/>
  </office:meta>
</office:document-meta>
</file>